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Akapitzlistą" style:list-style-name="LFO1" style:family="paragraph"/>
    <style:style style:name="T3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Akapitzlistą" style:list-style-name="LFO1" style:family="paragraph"/>
    <style:style style:name="P5" style:parent-style-name="Akapitzlistą" style:list-style-name="LFO1" style:family="paragraph"/>
    <style:style style:name="P6" style:parent-style-name="Akapitzlistą" style:list-style-name="LFO1" style:family="paragraph"/>
    <style:style style:name="P7" style:parent-style-name="Akapitzlistą" style:list-style-name="LFO1" style:family="paragraph"/>
    <style:style style:name="P8" style:parent-style-name="Akapitzlistą" style:list-style-name="LFO1" style:family="paragraph"/>
    <style:style style:name="P9" style:parent-style-name="Akapitzlistą" style:list-style-name="LFO1" style:family="paragraph"/>
    <style:style style:name="T10" style:parent-style-name="Domyślnaczcionkaakapitu" style:family="text">
      <style:text-properties fo:font-style="italic" style:font-style-asian="italic"/>
    </style:style>
    <style:style style:name="P11" style:parent-style-name="Akapitzlistą" style:list-style-name="LFO1" style:family="paragraph"/>
    <style:style style:name="P12" style:parent-style-name="Akapitzlistą" style:list-style-name="LFO1" style:family="paragraph"/>
    <style:style style:name="P13" style:parent-style-name="Akapitzlistą" style:list-style-name="LFO1" style:family="paragraph"/>
    <style:style style:name="P14" style:parent-style-name="Akapitzlistą" style:list-style-name="LFO1" style:family="paragraph"/>
    <style:style style:name="P15" style:parent-style-name="Akapitzlistą" style:list-style-name="LFO1" style:family="paragraph"/>
    <style:style style:name="P16" style:parent-style-name="Akapitzlistą" style:list-style-name="LFO1" style:family="paragraph"/>
    <style:style style:name="P17" style:parent-style-name="Akapitzlistą" style:list-style-name="LFO1" style:family="paragraph"/>
  </office:automatic-styles>
  <office:body>
    <office:text text:use-soft-page-breaks="true">
      <text:p text:style-name="P1">Dyspozycje do dyskusji w cz. I Wprowadzenie do algorytmów</text:p>
      <text:list text:style-name="LFO1" text:continue-numbering="true">
        <text:list-item>
          <text:p text:style-name="P2">Nie wchodzić samemu w kwestię możności zalgorytmizowania zagadnienia. Jeśli uczniowie wspomną o tym w dyskusji – można temat<text:s/><text:span text:style-name="T3">trochę</text:span><text:s/>pociągnąć.</text:p>
        </text:list-item>
        <text:list-item>
          <text:p text:style-name="P4">Przygotować przykłady algorytmów:</text:p>
          <text:list text:continue-numbering="true">
            <text:list-item>
              <text:p text:style-name="P5">Liniowego</text:p>
              <text:list text:continue-numbering="true">
                <text:list-item>
                  <text:p text:style-name="P6"><text:s/>Robienie kanapki (ogólnie – przepisy kulinarne)</text:p>
                </text:list-item>
                <text:list-item>
                  <text:p text:style-name="P7">Przygotowanie do szkoły</text:p>
                </text:list-item>
              </text:list>
            </text:list-item>
            <text:list-item>
              <text:p text:style-name="P8">Warunkowych</text:p>
              <text:list text:continue-numbering="true">
                <text:list-item>
                  <text:p text:style-name="P9">Pakowanie plecaka (<text:span text:style-name="T10">Jeśli książka od matematyki nie jest w plecaku – włóż ją do plecaka)</text:span></text:p>
                </text:list-item>
                <text:list-item>
                  <text:p text:style-name="P11">Jeżeli ciasto upieczone – wyjmij z piekarnika, w przeciwnym przypadku pozostaw w piekarniku.</text:p>
                </text:list-item>
              </text:list>
            </text:list-item>
            <text:list-item>
              <text:p text:style-name="P12">Iteracyjnych (pętla liczona, warunkowa, zagnieżdżona)</text:p>
              <text:list text:continue-numbering="true">
                <text:list-item>
                  <text:p text:style-name="P13">Dodawanie pisemne</text:p>
                </text:list-item>
                <text:list-item>
                  <text:p text:style-name="P14">Jazda na rowerze – kręć dopóki chcesz jechać</text:p>
                </text:list-item>
                <text:list-item>
                  <text:p text:style-name="P15">Jeśli zupa nie zjedzona – weź łyżkę zupy<text:s/></text:p>
                </text:list-item>
              </text:list>
            </text:list-item>
          </text:list>
        </text:list-item>
        <text:list-item>
          <text:p text:style-name="P16">Zwrócić uwagę na fakt, że algorytm w jasny sposób musi opisywać czynności, które mają być wykonane</text:p>
        </text:list-item>
        <text:list-item>
          <text:p text:style-name="P17">Zwrócić uwagę na fakt, iż wiele czynności wykonywanych każdego dnia daje się opisać w postaci algorytmu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18-11-10T18:29:00Z</meta:creation-date>
    <dc:date>2018-11-10T18:29:00Z</dc:date>
    <meta:template xlink:href="Normal.dotm" xlink:type="simple"/>
    <meta:editing-cycles>2</meta:editing-cycles>
    <meta:editing-duration>PT0S</meta:editing-duration>
    <meta:document-statistic meta:page-count="1" meta:paragraph-count="1" meta:word-count="124" meta:character-count="873" meta:row-count="6" meta:non-whitespace-character-count="750"/>
  </office:meta>
</office:document-meta>
</file>